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line-through-style="none" style:font-name="Calibri" fo:font-size="11.5pt" style:text-underline-style="none" officeooo:paragraph-rsid="00125276" style:font-size-asian="11.5pt"/>
    </style:style>
    <style:style style:name="P2" style:family="paragraph" style:parent-style-name="Standard">
      <style:text-properties fo:color="#000000" style:text-line-through-style="none" style:font-name="Calibri" fo:font-size="11.5pt" fo:font-style="normal" style:text-underline-style="none" fo:font-weight="normal" style:font-size-asian="11.5pt" style:font-style-asian="normal" style:font-weight-asian="normal"/>
    </style:style>
    <style:style style:name="P3" style:family="paragraph" style:parent-style-name="Standard" style:master-page-name="Standard">
      <style:paragraph-properties fo:text-align="start" style:justify-single-word="false" style:page-number="auto"/>
      <style:text-properties fo:color="#006064" officeooo:paragraph-rsid="00125276"/>
    </style:style>
    <style:style style:name="P4" style:family="paragraph" style:parent-style-name="Standard">
      <style:text-properties fo:color="#006064" style:text-line-through-style="none" style:font-name="Calibri" fo:font-size="16pt" style:text-underline-style="none" style:font-size-asian="16pt"/>
    </style:style>
    <style:style style:name="P5" style:family="paragraph" style:parent-style-name="Standard">
      <style:paragraph-properties fo:text-align="center" style:justify-single-word="false"/>
      <style:text-properties fo:color="#006064" style:text-line-through-style="none" style:font-name="Calibri" fo:font-size="18pt" style:text-underline-style="none" style:font-size-asian="18pt"/>
    </style:style>
    <style:style style:name="P6" style:family="paragraph" style:parent-style-name="Standard">
      <style:text-properties fo:color="#006064" style:text-line-through-style="none" style:font-name="Calibri1" fo:font-size="16pt" style:text-underline-style="none" officeooo:rsid="0015f328" officeooo:paragraph-rsid="0017c281" style:font-size-asian="16pt" style:font-size-complex="16pt"/>
    </style:style>
    <style:style style:name="P7" style:family="paragraph" style:parent-style-name="Standard">
      <style:text-properties fo:color="#006064" style:text-line-through-style="none" style:font-name="Calibri1" fo:font-size="16pt" style:text-underline-style="none" officeooo:rsid="001a5096" officeooo:paragraph-rsid="001a5096" style:font-size-asian="16pt" style:font-size-complex="16pt"/>
    </style:style>
    <style:style style:name="P8" style:family="paragraph" style:parent-style-name="Standard">
      <style:text-properties fo:color="#006064" style:font-name="Calibri1" fo:font-size="16pt" officeooo:rsid="0015f328" officeooo:paragraph-rsid="0015f328" style:font-size-asian="16pt" style:font-size-complex="16pt"/>
    </style:style>
    <style:style style:name="P9" style:family="paragraph" style:parent-style-name="Standard">
      <style:text-properties fo:color="#006064" style:font-name="Calibri1" fo:font-size="16pt" officeooo:rsid="0015f328" officeooo:paragraph-rsid="0017c281" style:font-size-asian="16pt" style:font-size-complex="16pt"/>
    </style:style>
    <style:style style:name="P10" style:family="paragraph" style:parent-style-name="Standard">
      <style:text-properties officeooo:paragraph-rsid="0017c281"/>
    </style:style>
    <style:style style:name="P11" style:family="paragraph" style:parent-style-name="Standard">
      <style:text-properties fo:color="#000000" style:text-line-through-style="none" style:font-name="Calibri" fo:font-size="11.5pt" style:text-underline-style="none" officeooo:paragraph-rsid="00125276" style:font-size-asian="11.5pt"/>
    </style:style>
    <style:style style:name="P12" style:family="paragraph" style:parent-style-name="Standard">
      <style:text-properties officeooo:paragraph-rsid="001b2392"/>
    </style:style>
    <style:style style:name="P13" style:family="paragraph" style:parent-style-name="Standard">
      <style:text-properties officeooo:rsid="001caa44" officeooo:paragraph-rsid="001caa44"/>
    </style:style>
    <style:style style:name="T1" style:family="text">
      <style:text-properties fo:color="#000000" style:font-name="Calibri" fo:font-size="11.5pt" fo:font-style="italic" fo:font-weight="bold" style:font-size-asian="11.5pt" style:font-style-asian="italic" style:font-weight-asian="bold"/>
    </style:style>
    <style:style style:name="T2" style:family="text">
      <style:text-properties fo:color="#000000" style:font-name="Calibri" fo:font-size="11.5pt" fo:font-style="normal" fo:font-weight="normal" style:font-size-asian="11.5pt" style:font-style-asian="normal" style:font-weight-asian="normal"/>
    </style:style>
    <style:style style:name="T3" style:family="text">
      <style:text-properties fo:color="#000000" style:font-name="Calibri" fo:font-size="8pt" fo:font-style="normal" fo:font-weight="normal" style:font-size-asian="8pt" style:font-style-asian="normal" style:font-weight-asian="normal"/>
    </style:style>
    <style:style style:name="T4" style:family="text">
      <style:text-properties fo:color="#000000" style:text-line-through-style="none" style:font-name="Calibri" fo:font-size="11.5pt" fo:font-style="italic" style:text-underline-style="none" fo:font-weight="bold" style:font-size-asian="11.5pt" style:font-style-asian="italic" style:font-weight-asian="bold"/>
    </style:style>
    <style:style style:name="T5" style:family="text">
      <style:text-properties fo:color="#000000" style:text-line-through-style="none" style:font-name="Calibri" fo:font-size="11.5pt" fo:font-style="italic" style:text-underline-style="none" fo:font-weight="normal" style:font-size-asian="11.5pt" style:font-style-asian="italic" style:font-weight-asian="normal"/>
    </style:style>
    <style:style style:name="T6" style:family="text">
      <style:text-properties fo:color="#000000" style:text-line-through-style="none" style:font-name="Calibri" fo:font-size="11.5pt" fo:font-style="normal" style:text-underline-style="none" fo:font-weight="normal" style:font-size-asian="11.5pt" style:font-style-asian="normal" style:font-weight-asian="normal"/>
    </style:style>
    <style:style style:name="T7" style:family="text">
      <style:text-properties fo:color="#000000" style:text-line-through-style="none" style:font-name="Calibri" fo:font-size="11.5pt" fo:font-style="normal" style:text-underline-style="none" fo:font-weight="normal" officeooo:rsid="001b2392" style:font-size-asian="11.5pt" style:font-style-asian="normal" style:font-weight-asian="normal"/>
    </style:style>
    <style:style style:name="T8" style:family="text">
      <style:text-properties fo:color="#000000" style:text-line-through-style="none" style:font-name="Calibri" fo:font-size="11.5pt" fo:font-style="normal" style:text-underline-style="none" fo:font-weight="bold" style:font-size-asian="11.5pt" style:font-style-asian="normal" style:font-weight-asian="bold"/>
    </style:style>
    <style:style style:name="T9" style:family="text">
      <style:text-properties fo:color="#000000" style:text-line-through-style="none" style:font-name="Calibri" fo:font-size="11pt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4pt" style:font-size-asian="14pt"/>
    </style:style>
    <style:style style:name="T11" style:family="text">
      <style:text-properties style:font-name="Calibri" fo:font-size="14pt" officeooo:rsid="00125276" style:font-size-asian="14pt"/>
    </style:style>
    <style:style style:name="T12" style:family="text">
      <style:text-properties style:font-name="Calibri" fo:font-size="11.5pt" fo:font-style="italic" fo:font-weight="bold" style:font-size-asian="11.5pt" style:font-style-asian="italic" style:font-weight-asian="bold"/>
    </style:style>
    <style:style style:name="T13" style:family="text">
      <style:text-properties fo:color="#006064" style:text-line-through-style="none" style:font-name="Calibri" fo:font-size="14pt" style:text-underline-style="none" style:font-size-asian="14pt"/>
    </style:style>
    <style:style style:name="T14" style:family="text">
      <style:text-properties fo:color="#006064" style:text-line-through-style="none" style:font-name="Calibri" fo:font-size="14pt" fo:font-style="normal" style:text-underline-style="none" fo:font-weight="normal" style:font-size-asian="14pt" style:font-style-asian="normal" style:font-weight-asian="normal"/>
    </style:style>
    <style:style style:name="T15" style:family="text">
      <style:text-properties fo:color="#006064" style:text-line-through-style="none" style:font-name="Calibri" fo:font-size="11.5pt" fo:font-style="italic" style:text-underline-style="none" fo:font-weight="bold" style:font-size-asian="11.5pt" style:font-style-asian="italic" style:font-weight-asian="bold"/>
    </style:style>
    <style:style style:name="T16" style:family="text">
      <style:text-properties fo:color="#006064" style:text-line-through-style="none" style:font-name="Calibri" fo:font-size="11.5pt" fo:font-style="italic" style:text-underline-style="none" fo:font-weight="bold" style:font-size-asian="11.5pt" style:font-style-asian="italic" style:font-weight-asian="bold" style:font-weight-complex="bold"/>
    </style:style>
    <style:style style:name="T17" style:family="text">
      <style:text-properties fo:color="#006064" style:text-line-through-style="none" style:font-name="Calibri" fo:font-size="11.5pt" fo:font-style="normal" style:text-underline-style="none" fo:font-weight="normal" style:font-size-asian="11.5pt" style:font-style-asian="normal" style:font-weight-asian="normal"/>
    </style:style>
    <style:style style:name="T18" style:family="text">
      <style:text-properties fo:color="#006064" style:text-line-through-style="none" style:font-name="Calibri" fo:font-size="11.5pt" fo:font-style="normal" style:text-underline-style="none" fo:font-weight="normal" officeooo:rsid="001b2392" style:font-size-asian="11.5pt" style:font-style-asian="normal" style:font-weight-asian="normal"/>
    </style:style>
    <style:style style:name="T19" style:family="text">
      <style:text-properties fo:color="#006064" style:text-line-through-style="none" style:font-name="Calibri" fo:font-size="11.5pt" fo:font-style="normal" style:text-underline-style="none" fo:font-weight="bold" officeooo:rsid="001b2392" style:font-size-asian="11.5pt" style:font-style-asian="normal" style:font-weight-asian="bold" style:font-weight-complex="bold"/>
    </style:style>
    <style:style style:name="T20" style:family="text">
      <style:text-properties fo:color="#006064" style:text-line-through-style="none" style:font-name="Calibri1" fo:font-size="16pt" fo:font-style="normal" style:text-underline-style="none" fo:font-weight="normal" officeooo:rsid="0015f328" style:font-size-asian="16pt" style:font-style-asian="normal" style:font-weight-asian="normal" style:font-size-complex="16pt"/>
    </style:style>
    <style:style style:name="T21" style:family="text">
      <style:text-properties fo:color="#006064" style:text-line-through-style="none" style:font-name="Calibri1" fo:font-size="16pt" fo:font-style="normal" style:text-underline-style="none" fo:font-weight="normal" officeooo:rsid="0017c281" style:font-size-asian="16pt" style:font-style-asian="normal" style:font-weight-asian="normal" style:font-size-complex="16pt"/>
    </style:style>
    <style:style style:name="T22" style:family="text">
      <style:text-properties officeooo:rsid="0017c281"/>
    </style:style>
    <style:style style:name="T23" style:family="text">
      <style:text-properties officeooo:rsid="001a5096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1.5pt" fo:font-style="italic" fo:font-weight="bold" style:font-size-asian="11.5pt" style:font-style-asian="italic" style:font-weight-asian="bold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">Gaël </text:span><text:span text:style-name="T10">FENET-GARDE </text:span></text:p>
      <text:p text:style-name="P1">2<text:span text:style-name="T23">5</text:span> ans </text:p>
      <text:p text:style-name="P1"><text:span text:style-name="T23">13</text:span>, rue <text:span text:style-name="T23">Drouet</text:span> - 31<text:span text:style-name="T23">000</text:span> <text:span text:style-name="T23">Toulouse</text:span> </text:p>
      <text:p text:style-name="P1">Permis B et véhicule </text:p>
      <text:p text:style-name="P1">06 38 80 73 05 </text:p>
      <text:p text:style-name="P1">gael.fenet.garde@gmail.com </text:p>
      <text:p text:style-name="P1"/>
      <text:p text:style-name="P5">Stage : « Développement d’une application web pour la centralisation des données métier et administratives » </text:p>
      <text:p text:style-name="P4"/>
      <text:p text:style-name="P6"><text:span text:style-name="T22">Formation</text:span> :</text:p>
      <text:p text:style-name="P6"/>
      <text:p text:style-name="P7"><text:span text:style-name="T24">2013-2014 </text:span><text:span text:style-name="T25">Li</text:span><text:span text:style-name="T12">cence MIASHS</text:span><text:span text:style-name="T1"> </text:span><text:span text:style-name="T2">– 3</text:span><text:span text:style-name="T3">ème </text:span><text:span text:style-name="T2">année – Université Toulouse le Mirail, Toulouse (31)</text:span></text:p>
      <text:p text:style-name="Standard"><text:span text:style-name="T13">2011-2013 </text:span><text:span text:style-name="T15">D.U.T. Informatique</text:span><text:span text:style-name="T4"> </text:span><text:span text:style-name="T6">– I.U.T. Informatique de Blagnac (31) </text:span></text:p>
      <text:p text:style-name="Standard"><text:span text:style-name="T14">2006-2008 </text:span><text:span text:style-name="T15">Autoformation</text:span><text:span text:style-name="T4"> </text:span><text:span text:style-name="T6">– C.N.E.D (Domaines informatique et commercial) </text:span></text:p>
      <text:p text:style-name="Standard"><text:span text:style-name="T14">2004-2006 </text:span><text:span text:style-name="T15">Baccalauréat Scientifique</text:span><text:span text:style-name="T4"> </text:span><text:span text:style-name="T6">– S.V.T. – Lycée Sainte-Thérèse, Saint-Gaudens (31) </text:span></text:p>
      <text:p text:style-name="P9"/>
      <text:p text:style-name="P9"><text:span text:style-name="T22">Compétences</text:span>:</text:p>
      <text:p text:style-name="P9"/>
      <text:p text:style-name="P2">Analyse et conception : </text:p>
      <text:p text:style-name="Standard"><text:span text:style-name="T8">Programmation Orientée Objet</text:span><text:span text:style-name="T6">, conception et réalisation d’applications Java en architecture </text:span><text:span text:style-name="T8">MVC </text:span><text:span text:style-name="T6">(méthode Merise et UML) </text:span></text:p>
      <text:p text:style-name="P2">Programmation : </text:p>
      <text:p text:style-name="Standard"><text:span text:style-name="T6">Développement </text:span><text:span text:style-name="T8">PHP 5</text:span><text:span text:style-name="T6">/</text:span><text:span text:style-name="T8">MySQL </text:span><text:span text:style-name="T6">(</text:span><text:span text:style-name="T8">PHP Data Objects</text:span><text:span text:style-name="T6">) </text:span></text:p>
      <text:p text:style-name="Standard"><text:span text:style-name="T6">Javascript (dont librairie </text:span><text:span text:style-name="T8">jQuery</text:span><text:span text:style-name="T6">) </text:span></text:p>
      <text:p text:style-name="P2">Outils Logiciels : </text:p>
      <text:p text:style-name="Standard"><text:span text:style-name="T6">Maîtrise : </text:span><text:span text:style-name="T8">Eclipse</text:span><text:span text:style-name="T6">, Aptana Studio, FileZillia, phpMyAdmin Utilisation courante : SVN, Git, MySQLWorkbench, Microsoft Office </text:span></text:p>
      <text:p text:style-name="P2">Anglais : </text:p>
      <text:p text:style-name="Standard"><text:span text:style-name="T6">Classification CECR B2 (niveau </text:span><text:span text:style-name="T5">Avancé </text:span><text:span text:style-name="T6">ou </text:span><text:span text:style-name="T5">Indépendant), </text:span><text:span text:style-name="T6">vocabulaire technique étendu </text:span></text:p>
      <text:p text:style-name="P8"/>
      <text:p text:style-name="P8">Expériences :</text:p>
      <text:p text:style-name="P8"/>
      <text:p text:style-name="P12"><text:span text:style-name="T17">2013 </text:span><text:span text:style-name="T19">Developpeur web</text:span><text:span text:style-name="T16"> (3 mois)</text:span><text:span text:style-name="T6">, </text:span><text:span text:style-name="T7">Stage à FranceProNet</text:span></text:p>
      <text:p text:style-name="P13"><text:span text:style-name="T6">Développement d'un backoffice sous CakePHP, intégration graphique, mise à jour et évolution d'un ancien site en php brut. </text:span></text:p>
      <text:p text:style-name="Standard"><text:span text:style-name="T17">2012-2013 </text:span><text:span text:style-name="T15">Analyste programmeur (3 mois)</text:span><text:span text:style-name="T6">, Projet tuteuré, Maison Intelligente de Blagnac </text:span></text:p>
      <text:p text:style-name="Standard"><text:span text:style-name="T6">Rédaction collaborative du cahier des charges, reprise du développement d’une </text:span><text:span text:style-name="T8">interface web </text:span><text:span text:style-name="T6">de consultation de données. </text:span></text:p>
      <text:p text:style-name="Standard"><text:span text:style-name="T17">2009-2010 </text:span><text:span text:style-name="T15">Responsable Cyber-Base (1 an)</text:span><text:span text:style-name="T9">, </text:span><text:span text:style-name="T6">Association TREMPLIN, 31420 Aurignac </text:span></text:p>
      <text:p text:style-name="Standard"><text:span text:style-name="T6">Administration du parc de machines, animation d’ateliers, conception et développement d’une application </text:span><text:span text:style-name="T8">PHP/MySQL </text:span><text:span text:style-name="T6">de gestion de dossiers. </text:span></text:p>
      <text:p text:style-name="Standard"><text:span text:style-name="T17">2011-2011 </text:span><text:span text:style-name="T15">Webmaster (3 mois)</text:span><text:span text:style-name="T6">, S.A.S Royale Occitane, 31420 Boussens </text:span></text:p>
      <text:p text:style-name="Standard"><text:span text:style-name="T6">Réalisation, déploiement et maintenance de sites web, </text:span><text:span text:style-name="T8">développement PHP</text:span><text:span text:style-name="T6">. </text:span></text:p>
      <text:p text:style-name="P10"><text:span text:style-name="T21"/></text:p>
      <text:p text:style-name="P10"><text:soft-page-break/><text:span text:style-name="T21">Autres activités</text:span><text:span text:style-name="T20">:</text:span></text:p>
      <text:p text:style-name="P10"><text:span text:style-name="T20"/></text:p>
      <text:p text:style-name="P2">Jeux de rôles, course à pied, musique, animation bénévole d’évènements culturel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</meta:initial-creator>
    <meta:creation-date>2012-11-22T00:56:00</meta:creation-date>
    <dc:date>2014-02-06T18:10:14.538000000</dc:date>
    <dc:creator>Gaël Fenet-Garde</dc:creator>
    <meta:editing-duration>PT26M58S</meta:editing-duration>
    <meta:editing-cycles>8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33" meta:word-count="246" meta:character-count="1890" meta:non-whitespace-character-count="1644"/>
  </office:meta>
</office:document-meta>
</file>